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5.81pt"/>
    </style:style>
    <style:style style:name="co2" style:family="table-column">
      <style:table-column-properties fo:break-before="auto" style:column-width="103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6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pt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pt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8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 style:data-style-name="N3">
      <style:table-cell-properties fo:background-color="#dddddd" fo:border="0.06pt solid 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cfe7f5" fo:border="0.06pt solid #000000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8" draw:style-name="gr1" draw:text-style-name="P1" svg:width="453.51pt" svg:height="255.09pt" svg:x="587.79pt" svg:y="15.62pt">
            <draw:object draw:notify-on-update-of-ranges="Sheet1.E2:Sheet1.E2 Sheet1.E19:Sheet1.E20 Sheet1.F2:Sheet1.F2 Sheet1.F19:Sheet1.F20 Sheet1.G2:Sheet1.G2 Sheet1.G19:Sheet1.G20 Sheet1.H2:Sheet1.H2 Sheet1.H19:Sheet1.H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21"/>
        <table:table-column table:style-name="co3" table:default-cell-style-name="ce10"/>
        <table:table-column table:style-name="co4" table:default-cell-style-name="ce13"/>
        <table:table-column table:style-name="co3" table:number-columns-repeated="4" table:default-cell-style-name="ce13"/>
        <table:table-row table:style-name="ro1">
          <table:table-cell table:style-name="ce1" office:value-type="string" calcext:value-type="string">
            <text:p>Function:</text:p>
          </table:table-cell>
          <table:table-cell table:style-name="ce5">
            <office:annotation draw:style-name="gr2" draw:text-style-name="P3" svg:width="296.56pt" svg:height="106.47pt" svg:x="216pt" svg:y="0pt" draw:caption-point-x="-17.29pt" draw:caption-point-y="0.28pt">
              <dc:date>2019-06-11T00:00:00</dc:date>
              <text:p text:style-name="P2"><text:span text:style-name="T1">Name and mathematical definition of the chosen function from:</text:span></text:p>
              <text:p text:style-name="P2"><text:span text:style-name="T1"/></text:p>
              <text:p text:style-name="P2"><text:span text:style-name="T1">https://www.matematica.pt/en/useful/list-curves.php</text:span></text:p>
            </office:annotation>
          </table:table-cell>
          <table:table-cell table:style-name="ce1" office:value-type="string" calcext:value-type="string">
            <text:p>CPU:</text:p>
          </table:table-cell>
          <table:table-cell table:style-name="ce11" office:value-type="float" office:value="16" calcext:value-type="float">
            <office:annotation draw:style-name="gr3" draw:text-style-name="P3" svg:width="118.66pt" svg:height="50.49pt" svg:x="366.04pt" svg:y="0pt" draw:caption-point-x="-17.29pt" draw:caption-point-y="0.28pt">
              <dc:date>2019-06-11T00:00:00</dc:date>
              <text:p text:style-name="P2"><text:span text:style-name="T1">Number of available CPUs in the test machine</text:span></text:p>
            </office:annotation>
            <text:p>16</text:p>
          </table:table-cell>
          <table:table-cell table:style-name="ce14" office:value-type="string" calcext:value-type="string" table:number-columns-spanned="4" table:number-rows-spanned="1">
            <text:p>pthreads</text:p>
          </table:table-cell>
          <table:covered-table-cell table:number-columns-repeated="3" table:style-name="ce15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8" office:value-type="string" calcext:value-type="string">
            <text:p>variable</text:p>
          </table:table-cell>
          <table:table-cell table:style-name="ce6" office:value-type="string" calcext:value-type="string">
            <text:p>serial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6" table:formula="of:=1*[.D1]" office:value-type="float" office:value="16" calcext:value-type="float">
            <text:p>16</text:p>
          </table:table-cell>
          <table:table-cell table:style-name="ce6" table:formula="of:=2*[.D1]" office:value-type="float" office:value="32" calcext:value-type="float">
            <text:p>32</text:p>
          </table:table-cell>
          <table:table-cell table:style-name="ce6" table:formula="of:=4*[.D1]"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float" office:value="3.72678" calcext:value-type="float" table:number-columns-spanned="1" table:number-rows-spanned="3">
            <office:annotation draw:style-name="gr4" draw:text-style-name="P3" svg:width="199.08pt" svg:height="117.67pt" svg:x="216pt" svg:y="0pt" draw:caption-point-x="-17.29pt" draw:caption-point-y="25.88pt">
              <dc:date>2019-06-11T00:00:00</dc:date>
              <text:p text:style-name="P2"><text:span text:style-name="T1">Type here the area calculated with the serial version.</text:span></text:p>
              <text:p text:style-name="P2"><text:span text:style-name="T1"/></text:p>
              <text:p text:style-name="P2"><text:span text:style-name="T1">Check for each concurrent version that reports the same ara.</text:span></text:p>
            </office:annotation>
            <text:p>3.72678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000028693" calcext:value-type="float">
            <office:annotation draw:style-name="gr5" draw:text-style-name="P3" svg:width="137.54pt" svg:height="39.29pt" svg:x="366.04pt" svg:y="0pt" draw:caption-point-x="-17.29pt" draw:caption-point-y="25.88pt">
              <dc:date>2019-06-11T00:00:00</dc:date>
              <text:p text:style-name="P2"><text:span text:style-name="T1">Duration in seconds running with no thread support (main thread calculates everything)</text:span></text:p>
            </office:annotation>
            <text:p>2.8693E-05</text:p>
          </table:table-cell>
          <table:table-cell table:style-name="ce12" office:value-type="float" office:value="0.001648917" calcext:value-type="float">
            <text:p>0.001648917</text:p>
          </table:table-cell>
          <table:table-cell table:style-name="ce12" office:value-type="float" office:value="0.00240402" calcext:value-type="float">
            <office:annotation draw:style-name="gr5" draw:text-style-name="P3" svg:width="147.34pt" svg:height="39.29pt" svg:x="494.05pt" svg:y="0pt" draw:caption-point-x="-17.29pt" draw:caption-point-y="25.88pt">
              <dc:date>2019-06-11T00:00:00</dc:date>
              <text:p text:style-name="P2"><text:span text:style-name="T1">Duration in seconds running with 1 thread</text:span></text:p>
            </office:annotation>
            <text:p>0.00240402</text:p>
          </table:table-cell>
          <table:table-cell table:style-name="ce12" office:value-type="float" office:value="0.003310011" calcext:value-type="float">
            <text:p>0.003310011</text:p>
          </table:table-cell>
          <table:table-cell table:style-name="ce12" office:value-type="float" office:value="0.004963024" calcext:value-type="float">
            <text:p>0.00496302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>
            <office:annotation draw:style-name="gr6" draw:text-style-name="P3" svg:width="192.47pt" svg:height="61.68pt" svg:x="366.04pt" svg:y="0pt" draw:caption-point-x="-17.29pt" draw:caption-point-y="38.66pt">
              <dc:date>2019-06-11T00:00:00</dc:date>
              <text:p text:style-name="P2"><text:span text:style-name="T1">Type formula here to calculate the speedup relative to the serial version</text:span></text:p>
            </office:annotation>
          </table:table-cell>
          <table:table-cell table:formula="of:=([.D3]/[.E3])" office:value-type="float" office:value="0.0174011184310672" calcext:value-type="float">
            <text:p>0.017401118431067</text:p>
          </table:table-cell>
          <table:table-cell table:formula="of:=([.D3]/[.F3])" office:value-type="float" office:value="0.0119354248300763" calcext:value-type="float">
            <text:p>0.011935424830076</text:p>
          </table:table-cell>
          <table:table-cell table:formula="of:=([.D3]/[.G3])" office:value-type="float" office:value="0.00866855125254871" calcext:value-type="float">
            <text:p>0.008668551252549</text:p>
          </table:table-cell>
          <table:table-cell table:formula="of:=([.D3]/[.H3])" office:value-type="float" office:value="0.00578135427110568" calcext:value-type="float">
            <text:p>0.00578135427110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>
            <office:annotation draw:style-name="gr6" draw:text-style-name="P3" svg:width="192.47pt" svg:height="61.68pt" svg:x="366.04pt" svg:y="8.67pt" draw:caption-point-x="-17.29pt" draw:caption-point-y="42.8pt">
              <dc:date>2019-06-11T00:00:00</dc:date>
              <text:p text:style-name="P2"><text:span text:style-name="T1">Type formula here to calculate the efficiency relative to the serial version</text:span></text:p>
            </office:annotation>
          </table:table-cell>
          <table:table-cell table:formula="of:=([.E4]/[.E2])" office:value-type="float" office:value="0.0174011184310672" calcext:value-type="float">
            <text:p>0.017401118431067</text:p>
          </table:table-cell>
          <table:table-cell table:formula="of:=([.F4]/[.F2])" office:value-type="float" office:value="0.000745964051879768" calcext:value-type="float">
            <text:p>0.00074596405188</text:p>
          </table:table-cell>
          <table:table-cell table:formula="of:=([.G4]/[.G2])" office:value-type="float" office:value="0.000270892226642147" calcext:value-type="float">
            <text:p>0.000270892226642</text:p>
          </table:table-cell>
          <table:table-cell table:formula="of:=([.H4]/[.H2])" office:value-type="float" office:value="0.0000903336604860263" calcext:value-type="float">
            <text:p>9.03336604860263E-05</text:p>
          </table:table-cell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office:value-type="float" office:value="2.992517" calcext:value-type="float" table:number-columns-spanned="1" table:number-rows-spanned="3">
            <text:p>2.992517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000030788" calcext:value-type="float">
            <text:p>3.0788E-05</text:p>
          </table:table-cell>
          <table:table-cell table:style-name="ce12" office:value-type="float" office:value="0.001678736" calcext:value-type="float">
            <text:p>0.001678736</text:p>
          </table:table-cell>
          <table:table-cell table:style-name="ce12" office:value-type="float" office:value="0.002454913" calcext:value-type="float">
            <text:p>0.002454913</text:p>
          </table:table-cell>
          <table:table-cell table:style-name="ce12" office:value-type="float" office:value="0.003281377" calcext:value-type="float">
            <text:p>0.003281377</text:p>
          </table:table-cell>
          <table:table-cell table:style-name="ce12" office:value-type="float" office:value="0.005336194" calcext:value-type="float">
            <text:p>0.00533619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table:formula="of:=([.D6]/[.E6])" office:value-type="float" office:value="0.0183399891346823" calcext:value-type="float">
            <text:p>0.018339989134682</text:p>
          </table:table-cell>
          <table:table-cell table:formula="of:=([.D6]/[.F6])" office:value-type="float" office:value="0.012541381303533" calcext:value-type="float">
            <text:p>0.012541381303533</text:p>
          </table:table-cell>
          <table:table-cell table:formula="of:=([.D6]/[.G6])" office:value-type="float" office:value="0.00938264637071571" calcext:value-type="float">
            <text:p>0.009382646370716</text:p>
          </table:table-cell>
          <table:table-cell table:formula="of:=([.D6]/[.H6])" office:value-type="float" office:value="0.00576965530113785" calcext:value-type="float">
            <text:p>0.00576965530113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table:formula="of:=([.E7]/[.E2])" office:value-type="float" office:value="0.0183399891346823" calcext:value-type="float">
            <text:p>0.018339989134682</text:p>
          </table:table-cell>
          <table:table-cell table:formula="of:=([.F7]/[.F2])" office:value-type="float" office:value="0.00078383633147081" calcext:value-type="float">
            <text:p>0.000783836331471</text:p>
          </table:table-cell>
          <table:table-cell table:formula="of:=([.G7]/[.G2])" office:value-type="float" office:value="0.000293207699084866" calcext:value-type="float">
            <text:p>0.000293207699085</text:p>
          </table:table-cell>
          <table:table-cell table:formula="of:=([.H7]/[.H2])" office:value-type="float" office:value="0.0000901508640802789" calcext:value-type="float">
            <text:p>9.01508640802789E-05</text:p>
          </table:table-cell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,000</text:p>
          </table:table-cell>
          <table:table-cell office:value-type="float" office:value="2.773343" calcext:value-type="float" table:number-columns-spanned="1" table:number-rows-spanned="3">
            <text:p>2.773343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000188141" calcext:value-type="float">
            <text:p>0.000188141</text:p>
          </table:table-cell>
          <table:table-cell table:style-name="ce12" office:value-type="float" office:value="0.00183904" calcext:value-type="float">
            <text:p>0.00183904</text:p>
          </table:table-cell>
          <table:table-cell table:style-name="ce12" office:value-type="float" office:value="0.002409415" calcext:value-type="float">
            <text:p>0.002409415</text:p>
          </table:table-cell>
          <table:table-cell table:style-name="ce12" office:value-type="float" office:value="0.003325919" calcext:value-type="float">
            <text:p>0.003325919</text:p>
          </table:table-cell>
          <table:table-cell table:style-name="ce12" office:value-type="float" office:value="0.004992069" calcext:value-type="float">
            <text:p>0.00499206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table:formula="of:=([.D9]/[.E9])" office:value-type="float" office:value="0.102303919436228" calcext:value-type="float">
            <text:p>0.102303919436228</text:p>
          </table:table-cell>
          <table:table-cell table:formula="of:=([.D9]/[.F9])" office:value-type="float" office:value="0.0780857594063289" calcext:value-type="float">
            <text:p>0.078085759406329</text:p>
          </table:table-cell>
          <table:table-cell table:formula="of:=([.D9]/[.G9])" office:value-type="float" office:value="0.0565681244792793" calcext:value-type="float">
            <text:p>0.056568124479279</text:p>
          </table:table-cell>
          <table:table-cell table:formula="of:=([.D9]/[.H9])" office:value-type="float" office:value="0.0376879806749466" calcext:value-type="float">
            <text:p>0.037687980674947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table:formula="of:=([.E10]/[.E2])" office:value-type="float" office:value="0.102303919436228" calcext:value-type="float">
            <text:p>0.102303919436228</text:p>
          </table:table-cell>
          <table:table-cell table:formula="of:=([.F10]/[.F2])" office:value-type="float" office:value="0.00488035996289556" calcext:value-type="float">
            <text:p>0.004880359962896</text:p>
          </table:table-cell>
          <table:table-cell table:formula="of:=([.G10]/[.G2])" office:value-type="float" office:value="0.00176775388997748" calcext:value-type="float">
            <text:p>0.001767753889977</text:p>
          </table:table-cell>
          <table:table-cell table:formula="of:=([.H10]/[.H2])" office:value-type="float" office:value="0.000588874698046041" calcext:value-type="float">
            <text:p>0.000588874698046</text:p>
          </table:table-cell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,000,000</text:p>
          </table:table-cell>
          <table:table-cell office:value-type="float" office:value="2.771282" calcext:value-type="float" table:number-columns-spanned="1" table:number-rows-spanned="3">
            <text:p>2.771282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0.09362117" calcext:value-type="float">
            <text:p>0.09362117</text:p>
          </table:table-cell>
          <table:table-cell table:style-name="ce12" office:value-type="float" office:value="0.130314447" calcext:value-type="float">
            <text:p>0.130314447</text:p>
          </table:table-cell>
          <table:table-cell table:style-name="ce12" office:value-type="float" office:value="0.018176753" calcext:value-type="float">
            <text:p>0.018176753</text:p>
          </table:table-cell>
          <table:table-cell table:style-name="ce12" office:value-type="float" office:value="0.018851358" calcext:value-type="float">
            <text:p>0.018851358</text:p>
          </table:table-cell>
          <table:table-cell table:style-name="ce12" office:value-type="float" office:value="0.017905499" calcext:value-type="float">
            <text:p>0.017905499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table:formula="of:=([.D12]/[.E12])" office:value-type="float" office:value="0.718425102935824" calcext:value-type="float">
            <text:p>0.718425102935824</text:p>
          </table:table-cell>
          <table:table-cell table:formula="of:=([.D12]/[.F12])" office:value-type="float" office:value="5.1505992296864" calcext:value-type="float">
            <text:p>5.1505992296864</text:p>
          </table:table-cell>
          <table:table-cell table:formula="of:=([.D12]/[.G12])" office:value-type="float" office:value="4.96628253518924" calcext:value-type="float">
            <text:p>4.96628253518924</text:p>
          </table:table-cell>
          <table:table-cell table:formula="of:=([.D12]/[.H12])" office:value-type="float" office:value="5.22862669172191" calcext:value-type="float">
            <text:p>5.2286266917219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table:formula="of:=([.E13]/[.E2])" office:value-type="float" office:value="0.718425102935824" calcext:value-type="float">
            <text:p>0.718425102935824</text:p>
          </table:table-cell>
          <table:table-cell table:formula="of:=([.F13]/[.F2])" office:value-type="float" office:value="0.3219124518554" calcext:value-type="float">
            <text:p>0.3219124518554</text:p>
          </table:table-cell>
          <table:table-cell table:formula="of:=([.G13]/[.G2])" office:value-type="float" office:value="0.155196329224664" calcext:value-type="float">
            <text:p>0.155196329224664</text:p>
          </table:table-cell>
          <table:table-cell table:formula="of:=([.H13]/[.H2])" office:value-type="float" office:value="0.0816972920581549" calcext:value-type="float">
            <text:p>0.081697292058155</text:p>
          </table:table-cell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,000,000,000</text:p>
          </table:table-cell>
          <table:table-cell office:value-type="float" office:value="2.771281" calcext:value-type="float" table:number-columns-spanned="1" table:number-rows-spanned="3">
            <text:p>2.771281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63.046481" calcext:value-type="float">
            <text:p>63.046481</text:p>
          </table:table-cell>
          <table:table-cell table:style-name="ce12" office:value-type="float" office:value="92.118597367" calcext:value-type="float">
            <text:p>92.118597367</text:p>
          </table:table-cell>
          <table:table-cell table:style-name="ce12" office:value-type="float" office:value="9.685561621" calcext:value-type="float">
            <text:p>9.685561621</text:p>
          </table:table-cell>
          <table:table-cell table:style-name="ce12" office:value-type="float" office:value="9.807551497" calcext:value-type="float">
            <text:p>9.807551497</text:p>
          </table:table-cell>
          <table:table-cell table:style-name="ce12" office:value-type="float" office:value="9.758421152" calcext:value-type="float">
            <text:p>9.7584211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table:formula="of:=([.D15]/[.E15])" office:value-type="float" office:value="0.684405568495829" calcext:value-type="float">
            <text:p>0.684405568495829</text:p>
          </table:table-cell>
          <table:table-cell table:formula="of:=([.D15]/[.F15])" office:value-type="float" office:value="6.50932630104837" calcext:value-type="float">
            <text:p>6.50932630104837</text:p>
          </table:table-cell>
          <table:table-cell table:formula="of:=([.D15]/[.G15])" office:value-type="float" office:value="6.42836094404246" calcext:value-type="float">
            <text:p>6.42836094404246</text:p>
          </table:table-cell>
          <table:table-cell table:formula="of:=([.D15]/[.H15])" office:value-type="float" office:value="6.46072556389704" calcext:value-type="float">
            <text:p>6.460725563897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table:formula="of:=([.E16]/[.E2])" office:value-type="float" office:value="0.684405568495829" calcext:value-type="float">
            <text:p>0.684405568495829</text:p>
          </table:table-cell>
          <table:table-cell table:formula="of:=([.F16]/[.F2])" office:value-type="float" office:value="0.406832893815523" calcext:value-type="float">
            <text:p>0.406832893815523</text:p>
          </table:table-cell>
          <table:table-cell table:formula="of:=([.G16]/[.G2])" office:value-type="float" office:value="0.200886279501327" calcext:value-type="float">
            <text:p>0.200886279501327</text:p>
          </table:table-cell>
          <table:table-cell table:formula="of:=([.H16]/[.H2])" office:value-type="float" office:value="0.100948836935891" calcext:value-type="float">
            <text:p>0.100948836935891</text:p>
          </table:table-cell>
        </table:table-row>
        <table:table-row table:style-name="ro1">
          <table:table-cell table:style-name="ce3" table:formula="of:=[.A15]*10" office:value-type="float" office:value="10000000000" calcext:value-type="float" table:number-columns-spanned="1" table:number-rows-spanned="3">
            <office:annotation draw:style-name="gr3" draw:text-style-name="P3" svg:width="144.77pt" svg:height="50.49pt" svg:x="112.79pt" svg:y="175.07pt" draw:caption-point-x="-17.29pt" draw:caption-point-y="42.8pt">
              <dc:date>2019-06-11T00:00:00</dc:date>
              <text:p text:style-name="P2"><text:span text:style-name="T1">Create a combinated graph with the results of this n</text:span></text:p>
            </office:annotation>
            <text:p>10,000,000,000</text:p>
          </table:table-cell>
          <table:table-cell office:value-type="float" office:value="2.771281" calcext:value-type="float" table:number-columns-spanned="1" table:number-rows-spanned="3">
            <text:p>2.771281</text:p>
          </table:table-cell>
          <table:table-cell table:style-name="ce9" office:value-type="string" calcext:value-type="string">
            <text:p>duration</text:p>
          </table:table-cell>
          <table:table-cell table:style-name="ce12" office:value-type="float" office:value="624.394870539" calcext:value-type="float">
            <text:p>624.394870539</text:p>
          </table:table-cell>
          <table:table-cell table:style-name="ce12" office:value-type="float" office:value="708.3547444" calcext:value-type="float">
            <text:p>708.3547444</text:p>
          </table:table-cell>
          <table:table-cell table:style-name="ce12" office:value-type="float" office:value="96.49181399" calcext:value-type="float">
            <text:p>96.49181399</text:p>
          </table:table-cell>
          <table:table-cell table:style-name="ce12" office:value-type="float" office:value="96.565062673" calcext:value-type="float">
            <text:p>96.565062673</text:p>
          </table:table-cell>
          <table:table-cell table:style-name="ce12" office:value-type="float" office:value="96.600286281" calcext:value-type="float">
            <text:p>96.60028628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/>
          <table:table-cell table:formula="of:=([.D18]/[.E18])" office:value-type="float" office:value="0.881471996164695" calcext:value-type="float">
            <text:p>0.881471996164695</text:p>
          </table:table-cell>
          <table:table-cell table:formula="of:=([.D18]/[.F18])" office:value-type="float" office:value="6.47096209222173" calcext:value-type="float">
            <text:p>6.47096209222173</text:p>
          </table:table-cell>
          <table:table-cell table:formula="of:=([.D18]/[.G18])" office:value-type="float" office:value="6.46605359386965" calcext:value-type="float">
            <text:p>6.46605359386965</text:p>
          </table:table-cell>
          <table:table-cell table:formula="of:=([.D18]/[.H18])" office:value-type="float" office:value="6.4636958603073" calcext:value-type="float">
            <text:p>6.4636958603073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/>
          <table:table-cell table:formula="of:=([.E19]/[.E2])" office:value-type="float" office:value="0.881471996164695" calcext:value-type="float">
            <text:p>0.881471996164695</text:p>
          </table:table-cell>
          <table:table-cell table:formula="of:=([.F19]/[.F2])" office:value-type="float" office:value="0.404435130763858" calcext:value-type="float">
            <text:p>0.404435130763858</text:p>
          </table:table-cell>
          <table:table-cell table:formula="of:=([.G19]/[.G2])" office:value-type="float" office:value="0.202064174808427" calcext:value-type="float">
            <text:p>0.202064174808427</text:p>
          </table:table-cell>
          <table:table-cell table:formula="of:=([.H19]/[.H2])" office:value-type="float" office:value="0.100995247817302" calcext:value-type="float">
            <text:p>0.1009952478173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23:12:01.074432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1-05T23:38:50.098774998</dc:date>
    <meta:editing-duration>PT58M18S</meta:editing-duration>
    <meta:editing-cycles>12</meta:editing-cycles>
    <meta:generator>LibreOffice/6.2.2.2$Linux_X86_64 LibreOffice_project/20$Build-2</meta:generator>
    <meta:document-statistic meta:table-count="1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2.715cm" svg:y="8.401cm" style:legend-expansion="wide" chart:style-name="ch2"/>
        <chart:plot-area chart:style-name="ch3" table:cell-range-address="Sheet1.E2:Sheet1.H2 Sheet1.E19:Sheet1.H20" svg:x="0.32cm" svg:y="0.18cm" svg:width="15.36cm" svg:height="7.857cm">
          <chartooo:coordinate-region svg:x="1.127cm" svg:y="0.379cm" svg:width="14.459cm" svg:height="7.0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2 Sheet1.E19:Sheet1.E20" chart:class="chart:line">
            <chart:data-point chart:repeated="3"/>
          </chart:series>
          <chart:series chart:style-name="ch7" chart:values-cell-range-address="Sheet1.F2:Sheet1.F2 Sheet1.F19:Sheet1.F20" chart:class="chart:line">
            <chart:data-point chart:repeated="3"/>
          </chart:series>
          <chart:series chart:style-name="ch8" chart:values-cell-range-address="Sheet1.G2:Sheet1.G2 Sheet1.G19:Sheet1.G20" chart:class="chart:line">
            <chart:data-point chart:repeated="3"/>
          </chart:series>
          <chart:series chart:style-name="ch9" chart:values-cell-range-address="Sheet1.H2:Sheet1.H2 Sheet1.H19:Sheet1.H2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 Column E</text:p>
              </table:table-cell>
              <table:table-cell office:value-type="string">
                <text:p>Column F Column F</text:p>
              </table:table-cell>
              <table:table-cell office:value-type="string">
                <text:p>Column G Column G</text:p>
              </table:table-cell>
              <table:table-cell office:value-type="string">
                <text:p>Column H 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2 Sheet1.E19:Sheet1.E20</svg:desc>
                </draw:g>
              </table:table-cell>
              <table:table-cell office:value-type="float" office:value="16">
                <text:p>16</text:p>
                <draw:g>
                  <svg:desc>Sheet1.F2:Sheet1.F2 Sheet1.F19:Sheet1.F20</svg:desc>
                </draw:g>
              </table:table-cell>
              <table:table-cell office:value-type="float" office:value="32">
                <text:p>32</text:p>
                <draw:g>
                  <svg:desc>Sheet1.G2:Sheet1.G2 Sheet1.G19:Sheet1.G20</svg:desc>
                </draw:g>
              </table:table-cell>
              <table:table-cell office:value-type="float" office:value="64">
                <text:p>64</text:p>
                <draw:g>
                  <svg:desc>Sheet1.H2:Sheet1.H2 Sheet1.H19:Sheet1.H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1471996164695">
                <text:p>0.881471996164695</text:p>
              </table:table-cell>
              <table:table-cell office:value-type="float" office:value="6.47096209222173">
                <text:p>6.47096209222173</text:p>
              </table:table-cell>
              <table:table-cell office:value-type="float" office:value="6.46605359386965">
                <text:p>6.46605359386965</text:p>
              </table:table-cell>
              <table:table-cell office:value-type="float" office:value="6.4636958603073">
                <text:p>6.4636958603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1471996164695">
                <text:p>0.881471996164695</text:p>
              </table:table-cell>
              <table:table-cell office:value-type="float" office:value="0.404435130763858">
                <text:p>0.404435130763858</text:p>
              </table:table-cell>
              <table:table-cell office:value-type="float" office:value="0.202064174808427">
                <text:p>0.202064174808427</text:p>
              </table:table-cell>
              <table:table-cell office:value-type="float" office:value="0.100995247817302">
                <text:p>0.1009952478173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